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188in" fo:margin-left="0.0799in" fo:margin-top="0in" fo:margin-bottom="0in" table:align="left"/>
    </style:style>
    <style:style style:name="Table1.A" style:family="table-column">
      <style:table-column-properties style:column-width="1.3438in"/>
    </style:style>
    <style:style style:name="Table1.B" style:family="table-column">
      <style:table-column-properties style:column-width="2.2083in"/>
    </style:style>
    <style:style style:name="Table1.C" style:family="table-column">
      <style:table-column-properties style:column-width="2.6667in"/>
    </style:style>
    <style:style style:name="Table1.1" style:family="table-row">
      <style:table-row-properties style:min-row-height="0.4146in" fo:keep-together="auto"/>
    </style:style>
    <style:style style:name="Table1.A1" style:family="table-cell">
      <style:table-cell-properties style:vertical-align="" fo:padding="0.0694in" fo:border-left="0.75pt solid #000000" fo:border-right="none" fo:border-top="0.75pt solid #000000" fo:border-bottom="0.75pt solid #000000"/>
    </style:style>
    <style:style style:name="Table1.C1" style:family="table-cell">
      <style:table-cell-properties style:vertical-align="" fo:padding="0.0694in" fo:border="0.75pt solid #000000"/>
    </style:style>
    <style:style style:name="Table1.A2" style:family="table-cell">
      <style:table-cell-properties style:vertical-align="" fo:padding="0.0694in" fo:border-left="0.75pt solid #000000" fo:border-right="none" fo:border-top="none" fo:border-bottom="0.75pt solid #000000"/>
    </style:style>
    <style:style style:name="Table1.C2" style:family="table-cell">
      <style:table-cell-properties style:vertical-align="" fo:padding="0.0694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.1665in" fo:margin-bottom="0in" loext:contextual-spacing="false" fo:line-height="100%"/>
    </style:style>
    <style:style style:name="P3" style:family="paragraph" style:parent-style-name="Standard" style:master-page-name="Standard">
      <style:paragraph-properties fo:margin-top="0.1665in" fo:margin-bottom="0in" loext:contextual-spacing="false" fo:line-height="100%" fo:text-align="justify" style:justify-single-word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.1665in" fo:margin-bottom="0in" loext:contextual-spacing="false" fo:line-height="100%" fo:text-indent="0in" style:auto-text-indent="false"/>
    </style:style>
    <style:style style:name="P6" style:family="paragraph" style:parent-style-name="Standard">
      <loext:graphic-properties draw:fill="solid" draw:fill-color="#efefef"/>
      <style:paragraph-properties fo:margin-left="-0.3929in" fo:margin-right="-0.4217in" fo:line-height="100%" fo:text-indent="0in" style:auto-text-indent="false" fo:background-color="#efefef"/>
    </style:style>
    <style:style style:name="T1" style:family="text">
      <style:text-properties style:font-name="Comfortaa" fo:font-size="12pt" style:font-name-asian="Comfortaa1" style:font-size-asian="12pt" style:font-name-complex="Comfortaa1" style:font-size-complex="12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Amatic SC" fo:font-size="24pt" style:font-name-asian="Amatic SC1" style:font-size-asian="24pt" style:font-name-complex="Amatic SC1" style:font-size-complex="24pt"/>
    </style:style>
    <style:style style:name="T6" style:family="text">
      <style:text-properties fo:color="#b7b7b7" style:font-name="Amatic SC" fo:font-size="24pt" style:font-name-asian="Amatic SC1" style:font-size-asian="24pt" style:font-name-complex="Amatic SC1" style:font-size-complex="24pt"/>
    </style:style>
    <style:style style:name="T7" style:family="text">
      <style:text-properties fo:color="#b7b7b7" style:font-name="Amatic SC" fo:font-size="24pt" fo:font-weight="bold" style:font-name-asian="Amatic SC1" style:font-size-asian="24pt" style:font-weight-asian="bold" style:font-name-complex="Amatic SC1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mpleta el siguiente cuadro atendiendo a la forma de ejecución (implementación) de los siguientes lenguajes de programación. ¿Averigua los principales usos dentro de la industria de la programación y si existe algún sdk característico que haya incrementado su utilización?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tab/></text:p>
          </table:table-cell>
          <table:table-cell table:style-name="Table1.A1" office:value-type="string">
            <text:p text:style-name="P4"><text:span text:style-name="T2">Implementación</text:span><text:tab/><text:span text:style-name="T4">(Compilado/Interpretado/Mixto)</text:span></text:p>
          </table:table-cell>
          <table:table-cell table:style-name="Table1.C1" office:value-type="string">
            <text:p text:style-name="P4"><text:span text:style-name="T2">Usos actuales</text:span><text:tab/><text:tab/><text:tab/></text:p>
            <text:p text:style-name="P4"><text:span text:style-name="T4">(Machine Learning, desarrollo web, desarrollo de sistemas operativos, business intelligence...)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3">Swift</text:span></text:p>
          </table:table-cell>
          <table:table-cell table:style-name="Table1.A2" office:value-type="string">
            <text:p text:style-name="P4"><text:tab/><text:tab/><text:tab/><text:tab/></text:p>
            <text:p text:style-name="P1"/>
          </table:table-cell>
          <table:table-cell table:style-name="Table1.C2" office:value-type="string">
            <text:p text:style-name="P4"><text:tab/></text:p>
          </table:table-cell>
        </table:table-row>
        <table:table-row table:style-name="Table1.1">
          <table:table-cell table:style-name="Table1.A2" office:value-type="string">
            <text:p text:style-name="P4"><text:span text:style-name="T3">Java</text:span>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><text:span text:style-name="T3">Php</text:span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><text:span text:style-name="T3">Lua</text:span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><text:span text:style-name="T2">C</text:span><text:tab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><text:span text:style-name="T2">C++</text:span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><text:span text:style-name="T3">C#</text:span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><text:span text:style-name="T3">Javascript</text:span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><text:span text:style-name="T2">Haskell</text:span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><text:span text:style-name="T3">Smalltalk</text:span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><text:span text:style-name="T3">Python</text:span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><text:span text:style-name="T2">Ruby</text:span><text:tab/><text:tab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><text:span text:style-name="T2">R</text:span>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<text:span text:style-name="T3">Objective-C</text:span>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><text:tab/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Go</text:span>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><text:tab/></text:p>
            <text:p text:style-name="P1"><text:tab/><text:tab/><text:tab/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PL/SQL</text:span>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Liberation Sans" svg:font-family="'Liberation Sans'" style:font-family-generic="swiss" style:font-pitch="variable"/>
    <style:font-face style:name="Amatic SC1" svg:font-family="'Amatic SC'" style:font-family-generic="system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efefef"/>
      <style:paragraph-properties fo:margin-left="-0.3929in" fo:margin-right="-0.4217in" fo:line-height="100%" fo:text-indent="0in" style:auto-text-indent="false" fo:background-color="#efefef"/>
    </style:style>
    <style:style style:name="MT1" style:family="text">
      <style:text-properties style:font-name="Amatic SC" fo:font-size="24pt" style:font-name-asian="Amatic SC1" style:font-size-asian="24pt" style:font-name-complex="Amatic SC1" style:font-size-complex="24pt"/>
    </style:style>
    <style:style style:name="MT2" style:family="text">
      <style:text-properties fo:color="#b7b7b7" style:font-name="Amatic SC" fo:font-size="24pt" style:font-name-asian="Amatic SC1" style:font-size-asian="24pt" style:font-name-complex="Amatic SC1" style:font-size-complex="24pt"/>
    </style:style>
    <style:style style:name="MT3" style:family="text">
      <style:text-properties fo:color="#b7b7b7" style:font-name="Amatic SC" fo:font-size="24pt" fo:font-weight="bold" style:font-name-asian="Amatic SC1" style:font-size-asian="24pt" style:font-weight-asian="bold" style:font-name-complex="Amatic SC1" style:font-size-complex="24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s/></text:span><text:span text:style-name="MT3">ENTORNOS DE DESAROLLO<text:tab/><text:tab/><text:tab/>UD2: LENGUAJES DE PROGRAMACIÓN</text:span></text:p>
      </style:header>
      <style:footer>
        <text:p text:style-name="MP1"><text:span text:style-name="MT3">ACTIVIDAD: Documentación de programa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8" meta:word-count="80" meta:character-count="613" meta:non-whitespace-character-count="534"/>
    <meta:generator>LibreOfficeDev/6.0.5.2$Linux_X86_64 LibreOffice_project/</meta:generator>
  </office:meta>
</office:document-meta>
</file>